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5000003D7F096130ADC551EB6.png" manifest:media-type="image/png"/>
  <manifest:file-entry manifest:full-path="Pictures/1000000100000705000003D7E5435A96563A8AF5.png" manifest:media-type="image/png"/>
  <manifest:file-entry manifest:full-path="Pictures/10000001000006200000017911322B91BBA172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1" style:family="text">
      <style:text-properties officeooo:rsid="0008af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6929in" svg:height="1.7811in" draw:z-index="0"><draw:image xlink:href="Pictures/10000001000006200000017911322B91BBA1726F.png" xlink:type="simple" xlink:show="embed" xlink:actuate="onLoad" draw:mime-type="image/png"/></draw:frame><text:s/><text:span text:style-name="T1">Permets d’obtenir le mask lorsqu’on a 4 network par exemple</text:span></text:p>
      <text:p text:style-name="Standard"><draw:frame draw:style-name="fr1" draw:name="Image3" text:anchor-type="char" svg:x="-0.1772in" svg:y="0.1398in" svg:width="6.6929in" svg:height="3.661in" draw:z-index="1"><draw:image xlink:href="Pictures/1000000100000705000003D7E5435A96563A8AF5.png" xlink:type="simple" xlink:show="embed" xlink:actuate="onLoad" draw:mime-type="image/png"/></draw:frame><draw:frame draw:style-name="fr1" draw:name="Image4" text:anchor-type="char" svg:x="-0.1354in" svg:y="3.9484in" svg:width="6.6929in" svg:height="3.661in" draw:z-index="2"><draw:image xlink:href="Pictures/1000000100000705000003D7F096130ADC551EB6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0:29:01.867621208</meta:creation-date>
    <dc:date>2025-10-07T12:57:38.790456351</dc:date>
    <meta:editing-duration>PT17M55S</meta:editing-duration>
    <meta:editing-cycles>1</meta:editing-cycles>
    <meta:document-statistic meta:table-count="0" meta:image-count="3" meta:object-count="0" meta:page-count="1" meta:paragraph-count="1" meta:word-count="10" meta:character-count="60" meta:non-whitespace-character-count="50"/>
    <meta:generator>LibreOffice/7.3.7.2$Linux_X86_64 LibreOffice_project/30$Build-2</meta:generator>
  </office:meta>
</office:document-meta>
</file>